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59cm" svg:stroke-color="#808080" draw:marker-start-width="0.438cm" draw:marker-end-width="0.438cm" draw:fill="none" draw:fill-color="#729fcf" draw:textarea-vertical-align="middle" fo:padding-top="0.204cm" fo:padding-bottom="0.204cm" fo:padding-left="0.329cm" fo:padding-right="0.329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97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 draw:shadow="hidden"/>
    </style:style>
    <style:style style:name="gr6" style:family="graphic" style:parent-style-name="standard" style:list-style-name="L1">
      <style:graphic-properties draw:fill-color="#66ccff" draw:textarea-horizontal-align="justify" draw:textarea-vertical-align="middle" draw:auto-grow-height="false" fo:min-height="2.563cm" fo:min-width="4.5cm" draw:shadow="hidden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3.428cm" fo:min-width="2.966cm" draw:shadow="hidden"/>
    </style:style>
    <style:style style:name="gr8" style:family="graphic" style:parent-style-name="objectwithoutfill">
      <style:graphic-properties draw:stroke="dash" draw:stroke-dash="Dashed_20__28_var_29_" draw:fill="none" draw:fill-color="#729fcf" draw:textarea-vertical-align="middle" draw:shadow="hidden"/>
    </style:style>
    <style:style style:name="gr9" style:family="graphic" style:parent-style-name="standard" style:list-style-name="L1">
      <style:graphic-properties draw:fill-color="#66ccff" draw:textarea-horizontal-align="justify" draw:textarea-vertical-align="middle" draw:auto-grow-height="false" fo:min-height="0.45cm" fo:min-width="2.4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02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85cm" draw:shadow="hidden"/>
    </style:style>
    <style:style style:name="gr13" style:family="graphic" style:parent-style-name="objectwithoutfill">
      <style:graphic-properties draw:marker-start="Arrow" draw:marker-start-width="0.3cm" draw:marker-end="Arrow" draw:marker-end-width="0.3cm" svg:stroke-linecap="butt" draw:fill="none" draw:fill-color="#729fcf" draw:textarea-vertical-align="middle" draw:shadow="hidden"/>
    </style:style>
    <style:style style:name="gr14" style:family="graphic" style:parent-style-name="standard">
      <style:graphic-properties draw:fill-color="#66ccff" draw:textarea-horizontal-align="justify" draw:textarea-vertical-align="middle" draw:auto-grow-height="false" fo:min-height="3.15cm" fo:min-width="4.5cm" draw:shadow="hidden"/>
    </style:style>
    <style:style style:name="gr15" style:family="graphic" style:parent-style-name="standard">
      <style:graphic-properties draw:fill-color="#66ccff" draw:textarea-horizontal-align="justify" draw:textarea-vertical-align="middle" draw:auto-grow-height="false" fo:min-height="1.35cm" fo:min-width="1.9cm" draw:shadow="hidden"/>
    </style:style>
    <style:style style:name="gr16" style:family="graphic" style:parent-style-name="standard">
      <style:graphic-properties draw:fill-color="#66ccff" draw:textarea-horizontal-align="justify" draw:textarea-vertical-align="middle" draw:auto-grow-height="false" fo:min-height="1.65cm" fo:min-width="2.9cm" draw:shadow="hidden"/>
    </style:style>
    <style:style style:name="gr17" style:family="graphic" style:parent-style-name="standard">
      <style:graphic-properties draw:fill-color="#66ccff" draw:textarea-horizontal-align="justify" draw:textarea-vertical-align="middle" draw:auto-grow-height="false" fo:min-height="1.75cm" fo:min-width="2.5cm" draw:shadow="hidden"/>
    </style:style>
    <style:style style:name="gr18" style:family="graphic" style:parent-style-name="standard">
      <style:graphic-properties draw:marker-start="" draw:fill-color="#66ccff" draw:textarea-horizontal-align="justify" draw:textarea-vertical-align="middle" draw:auto-grow-height="false" fo:min-height="2.85cm" fo:min-width="5.1cm" draw:shadow="hidden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0.35cm" fo:min-width="4.5cm" draw:shadow="hidden"/>
    </style:style>
    <style:style style:name="gr20" style:family="graphic" style:parent-style-name="objectwithoutfill">
      <style:graphic-properties draw:marker-start="" draw:marker-start-width="0.3cm" draw:marker-end="Arrow" draw:marker-end-width="0.3cm" draw:fill="none" draw:fill-color="#729fcf" draw:textarea-vertical-align="middle" draw:shadow="hidden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2" style:family="graphic" style:parent-style-name="objectwithoutfill">
      <style:graphic-properties draw:marker-end="Arrow" draw:marker-end-width="0.3cm" draw:fill="none" draw:fill-color="#729fcf" draw:textarea-vertical-align="middle" draw:shadow="hidden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4" style:family="graphic" style:parent-style-name="standard">
      <style:graphic-properties draw:fill-color="#00ccff" draw:textarea-horizontal-align="justify" draw:textarea-vertical-align="middle" draw:auto-grow-height="false" fo:min-height="0.35cm" fo:min-width="3.5cm" draw:shadow="hidden"/>
    </style:style>
    <style:style style:name="gr25" style:family="graphic" style:parent-style-name="objectwithoutfill">
      <style:graphic-properties draw:stroke="soli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cm" fo:line-height="100%" fo:text-align="center" fo:text-indent="0cm"/>
    </style:style>
    <style:style style:name="P4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1.7cm" fo:margin-top="0cm" fo:margin-bottom="0cm" fo:text-align="center" fo:text-indent="0cm"/>
    </style:style>
    <style:style style:name="P6" style:family="paragraph">
      <loext:graphic-properties draw:fill-color="#ffcc00"/>
      <style:paragraph-properties fo:margin-left="0cm" fo:margin-right="1.7cm" fo:margin-top="0cm" fo:margin-bottom="0cm" fo:text-align="center" fo:text-indent="0cm"/>
    </style:style>
    <style:style style:name="P7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paragraph-properties fo:margin-top="0.3cm" fo:margin-bottom="0cm" fo:text-align="center"/>
    </style:style>
    <style:style style:name="P10" style:family="paragraph">
      <loext:graphic-properties draw:fill="none" draw:fill-color="#729fcf"/>
      <style:paragraph-properties fo:margin-top="0.3cm" fo:margin-bottom="0cm" fo:text-align="center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cm" fo:margin-bottom="0cm" fo:text-align="center"/>
    </style:style>
    <style:style style:name="P15" style:family="paragraph">
      <style:paragraph-properties fo:margin-left="0cm" fo:margin-right="0cm" fo:margin-top="0cm" fo:margin-bottom="0cm" fo:text-align="center" fo:text-indent="0cm"/>
    </style:style>
    <style:style style:name="P16" style:family="paragraph">
      <loext:graphic-properties draw:fill="none" draw:fill-color="#729fcf"/>
      <style:paragraph-properties fo:margin-top="0cm" fo:margin-bottom="0cm" fo:text-align="center"/>
      <style:text-properties fo:font-size="9pt" style:font-size-asian="9pt" style:font-size-complex="9pt"/>
    </style:style>
    <style:style style:name="P17" style:family="paragraph">
      <style:paragraph-properties fo:margin-top="0.2cm" fo:margin-bottom="0cm" fo:text-align="center"/>
    </style:style>
    <style:style style:name="P18" style:family="paragraph">
      <loext:graphic-properties draw:fill="none" draw:fill-color="#729fcf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-2cm" fo:margin-right="1.9cm" fo:text-align="center" fo:text-indent="1.4cm"/>
    </style:style>
    <style:style style:name="P21" style:family="paragraph">
      <loext:graphic-properties draw:fill="none"/>
      <style:paragraph-properties fo:margin-left="-2cm" fo:margin-right="1.9cm" fo:text-align="center" fo:text-indent="1.4cm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cm" svg:y1="2.8cm" svg:x2="10.9cm" svg:y2="2.8cm">
          <text:p/>
        </draw:line>
        <draw:line draw:style-name="gr1" draw:text-style-name="P1" draw:layer="layout" svg:x1="0.5cm" svg:y1="13.723cm" svg:x2="13.7cm" svg:y2="13.723cm">
          <text:p/>
        </draw:line>
        <draw:line draw:style-name="gr1" draw:text-style-name="P1" draw:layer="layout" svg:x1="0.4cm" svg:y1="7.1cm" svg:x2="16.1cm" svg:y2="7.1cm">
          <text:p/>
        </draw:line>
        <draw:frame draw:style-name="gr2" draw:text-style-name="P2" draw:layer="layout" svg:width="3.597cm" svg:height="0.962cm" svg:x="0.203cm" svg:y="0.738cm">
          <draw:text-box>
            <text:p>Application</text:p>
          </draw:text-box>
        </draw:frame>
        <draw:frame draw:style-name="gr3" draw:text-style-name="P2" draw:layer="layout" svg:width="3.597cm" svg:height="1.673cm" svg:x="0.1cm" svg:y="4.027cm">
          <draw:text-box>
            <text:p>Application</text:p>
            <text:p>Interface</text:p>
          </draw:text-box>
        </draw:frame>
        <draw:frame draw:style-name="gr4" draw:text-style-name="P2" draw:layer="layout" svg:width="2.775cm" svg:height="1.673cm" svg:x="0.125cm" svg:y="9.2cm">
          <draw:text-box>
            <text:p>Robot</text:p>
            <text:p>Memory</text:p>
          </draw:text-box>
        </draw:frame>
        <draw:frame draw:style-name="gr5" draw:text-style-name="P2" draw:layer="layout" svg:width="3.249cm" svg:height="0.962cm" svg:x="0.1cm" svg:y="15cm">
          <draw:text-box>
            <text:p>Back-End</text:p>
          </draw:text-box>
        </draw:frame>
        <draw:custom-shape draw:style-name="gr6" draw:text-style-name="P4" xml:id="id9" draw:id="id9" draw:layer="layout" svg:width="5cm" svg:height="2.813cm" draw:transform="skewX (0.00383972435438752) rotate (0.00401425727958696) translate (6.826cm 14.387cm)">
          <draw:glue-point draw:id="4" svg:x="2.6cm" svg:y="-4.881cm"/>
          <text:p text:style-name="P3"><text:span text:style-name="T1">Database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cm" svg:height="5.2cm" svg:x="14.9cm" svg:y="11.7cm">
          <text:p text:style-name="P5">Other</text:p>
          <text:p text:style-name="P5">Robot</text:p>
          <text:p text:style-name="P5"/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098cm" svg:y1="15.4cm" svg:x2="19.598cm" svg:y2="15.4cm">
          <text:p/>
        </draw:line>
        <draw:line draw:style-name="gr8" draw:text-style-name="P1" draw:layer="layout" svg:x1="14.898cm" svg:y1="14.7cm" svg:x2="19.798cm" svg:y2="14.7cm">
          <text:p/>
        </draw:line>
        <draw:line draw:style-name="gr8" draw:text-style-name="P1" draw:layer="layout" svg:x1="14.898cm" svg:y1="14.1cm" svg:x2="19.798cm" svg:y2="14.1cm">
          <text:p/>
        </draw:line>
        <draw:custom-shape draw:style-name="gr9" draw:text-style-name="P7" xml:id="id1" draw:id="id1" draw:layer="layout" svg:width="2.9cm" svg:height="0.7cm" svg:x="15.898cm" svg:y="15.6cm">
          <text:p text:style-name="P3"><text:span text:style-name="T2">Shared Database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068cm" svg:height="0.607cm" svg:x="17.73cm" svg:y="13.5cm">
          <draw:text-box>
            <text:p><text:span text:style-name="T3">Application</text:span></text:p>
          </draw:text-box>
        </draw:frame>
        <draw:frame draw:style-name="gr11" draw:text-style-name="P8" draw:layer="layout" svg:width="3.402cm" svg:height="0.607cm" svg:x="16.398cm" svg:y="14.093cm">
          <draw:text-box>
            <text:p><text:span text:style-name="T3">Application Interface</text:span></text:p>
          </draw:text-box>
        </draw:frame>
        <draw:frame draw:style-name="gr12" draw:text-style-name="P8" draw:layer="layout" svg:width="2.585cm" svg:height="0.607cm" svg:x="17.013cm" svg:y="14.753cm">
          <draw:text-box>
            <text:p><text:span text:style-name="T3">Robot Memory</text:span></text:p>
          </draw:text-box>
        </draw:frame>
        <draw:connector draw:style-name="gr13" draw:text-style-name="P10" draw:layer="layout" svg:x1="15.898cm" svg:y1="15.95cm" svg:x2="11.4cm" svg:y2="16.489cm" draw:start-shape="id1" draw:start-glue-point="3" draw:end-shape="id2" draw:end-glue-point="1" svg:d="M15898 15950h-2249v539h-2249" svg:viewBox="0 0 4499 540">
          <text:p text:style-name="P9"><text:span text:style-name="T4"><text:s text:c="12"/></text:span><text:span text:style-name="T4">Sync</text:span></text:p>
        </draw:connector>
        <draw:custom-shape draw:style-name="gr14" draw:text-style-name="P12" xml:id="id6" draw:id="id6" draw:layer="layout" svg:width="5cm" svg:height="3.4cm" svg:x="6.826cm" svg:y="8.6cm">
          <draw:glue-point draw:id="4" svg:x="-5cm" svg:y="-3cm"/>
          <draw:glue-point draw:id="5" svg:x="-5cm" svg:y="3cm"/>
          <draw:glue-point draw:id="6" svg:x="5cm" svg:y="-2.647cm"/>
          <draw:glue-point draw:id="7" svg:x="2.4cm" svg:y="-5cm"/>
          <draw:glue-point draw:id="8" svg:x="-1cm" svg:y="5cm"/>
          <draw:glue-point draw:id="9" svg:x="1cm" svg:y="5cm"/>
          <text:p text:style-name="P11"><text:span text:style-name="T5">Storage-,</text:span></text:p>
          <text:p text:style-name="P11"><text:span text:style-name="T5">Update-,</text:span></text:p>
          <text:p text:style-name="P11"><text:span text:style-name="T5">Query-</text:span></text:p>
          <text:p text:style-name="P11"><text:span text:style-name="T5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5" draw:id="id5" draw:layer="layout" svg:width="2.4cm" svg:height="1.6cm" svg:x="3.126cm" svg:y="9.5cm">
          <text:p text:style-name="P11"><text:span text:style-name="T5">Event-</text:span></text:p>
          <text:p text:style-name="P11"><text:span text:style-name="T5">Trig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3.4cm" svg:height="1.9cm" svg:x="13.026cm" svg:y="8.5cm">
          <draw:glue-point draw:id="4" svg:x="2.083cm" svg:y="-5cm"/>
          <draw:glue-point draw:id="5" svg:x="-2.5cm" svg:y="-5cm"/>
          <draw:glue-point draw:id="6" svg:x="-2.916cm" svg:y="5cm"/>
          <text:p text:style-name="P11"><text:span text:style-name="T5">Computables</text:span></text:p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3cm" svg:height="2cm" svg:x="5.1cm" svg:y="0.1cm">
          <text:p text:style-name="P11"><text:span text:style-name="T5">Knowledge</text:span></text:p>
          <text:p text:style-name="P11"><text:span text:style-name="T5">Based</text:span></text:p>
          <text:p text:style-name="P11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8" draw:id="id8" draw:layer="layout" svg:width="3cm" svg:height="2cm" svg:x="11.4cm" svg:y="0.1cm">
          <draw:glue-point draw:id="4" svg:x="-1.666cm" svg:y="5cm"/>
          <draw:glue-point draw:id="5" svg:x="1.666cm" svg:y="5cm"/>
          <text:p text:style-name="P11"><text:span text:style-name="T5">Percep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4" draw:id="id4" draw:layer="layout" svg:width="5.6cm" svg:height="3.1cm" svg:x="3.8cm" svg:y="3.6cm">
          <draw:glue-point draw:id="4" svg:x="-2.608cm" svg:y="5cm"/>
          <draw:glue-point draw:id="5" svg:x="2.391cm" svg:y="5cm"/>
          <text:p text:style-name="P11"><text:span text:style-name="T5">Interface Provider</text:span></text:p>
          <text:p text:style-name="P11"><text:span text:style-name="T5"/></text:p>
          <text:p text:style-name="P11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cm" svg:height="0.6cm" svg:x="4.1cm" svg:y="4.6cm">
          <text:p text:style-name="P11"><text:span text:style-name="T6">Language specific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5cm" svg:height="0.6cm" svg:x="4.1cm" svg:y="5.6cm">
          <text:p text:style-name="P11"><text:span text:style-name="T6">Domain Creator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line" svg:x1="6.6cm" svg:y1="2.1cm" svg:x2="6.6cm" svg:y2="3.6cm" draw:start-shape="id3" draw:start-glue-point="2" draw:end-shape="id4" draw:end-glue-point="0" svg:d="M6600 2100v1500" svg:viewBox="0 0 1 1501">
          <text:p text:style-name="P14"><text:span text:style-name="T3"><text:s text:c="11"/></text:span><text:span text:style-name="T3">Uses</text:span></text:p>
          <text:p text:style-name="P14"><text:span text:style-name="T3"/></text:p>
          <text:p text:style-name="P15"><text:span text:style-name="T3"/></text:p>
        </draw:connector>
        <draw:connector draw:style-name="gr21" draw:text-style-name="P1" draw:layer="layout" draw:type="line" svg:x1="4.326cm" svg:y1="9.5cm" svg:x2="4.326cm" svg:y2="9.5cm" draw:start-shape="id5" draw:start-glue-point="0" draw:end-shape="id5" draw:end-glue-point="0" svg:d="M4326 9500z" svg:viewBox="0 0 1 1">
          <text:p/>
        </draw:connector>
        <draw:connector draw:style-name="gr22" draw:text-style-name="P18" draw:layer="layout" draw:type="line" svg:x1="5.526cm" svg:y1="10.3cm" svg:x2="6.826cm" svg:y2="10.3cm" draw:start-shape="id5" draw:start-glue-point="1" draw:end-shape="id6" svg:d="M5526 10300h1300" svg:viewBox="0 0 1301 1">
          <text:p text:style-name="P11"><text:span text:style-name="T3"/></text:p>
          <text:p text:style-name="P17"><text:span text:style-name="T3">Uses</text:span></text:p>
        </draw:connector>
        <draw:connector draw:style-name="gr22" draw:text-style-name="P18" draw:layer="layout" draw:type="line" svg:x1="11.826cm" svg:y1="9.401cm" svg:x2="13.026cm" svg:y2="9.45cm" draw:start-shape="id6" draw:start-glue-point="6" draw:end-shape="id7" draw:end-glue-point="3" svg:d="M11826 9401l1200 49" svg:viewBox="0 0 1201 50">
          <text:p text:style-name="P11"><text:span text:style-name="T3"/></text:p>
          <text:p text:style-name="P9"><text:span text:style-name="T3">Calls</text:span></text:p>
        </draw:connector>
        <draw:connector draw:style-name="gr22" draw:text-style-name="P16" draw:layer="layout" svg:x1="12.401cm" svg:y1="2.1cm" svg:x2="10.526cm" svg:y2="8.6cm" draw:start-shape="id8" draw:start-glue-point="4" draw:end-shape="id6" draw:end-glue-point="7" svg:d="M12401 2100v3250h-1875v3250" svg:viewBox="0 0 1876 6501">
          <text:p text:style-name="P14"><text:span text:style-name="T3">Uses</text:span></text:p>
          <text:p text:style-name="P14"><text:span text:style-name="T3"/></text:p>
        </draw:connector>
        <draw:connector draw:style-name="gr22" draw:text-style-name="P18" draw:layer="layout" draw:line-skew="-0.001cm" svg:x1="6.6cm" svg:y1="6.7cm" svg:x2="8.9cm" svg:y2="8.6cm" draw:start-shape="id4" draw:start-glue-point="2" svg:d="M6600 6700v1200h2300v700" svg:viewBox="0 0 2301 1901"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><text:s text:c="4"/></text:span><text:span text:style-name="T3">Uses <text:s text:c="17"/></text:span></text:p>
        </draw:connector>
        <draw:connector draw:style-name="gr22" draw:text-style-name="P18" draw:layer="layout" svg:x1="9.326cm" svg:y1="12cm" svg:x2="9.326cm" svg:y2="14.377cm" draw:start-shape="id6" draw:start-glue-point="2" draw:end-shape="id9" svg:d="M9326 12000v2377" svg:viewBox="0 0 1 2378">
          <text:p text:style-name="P11"><text:span text:style-name="T3"><text:s text:c="10"/></text:span><text:span text:style-name="T3">Uses</text:span></text:p>
          <text:p text:style-name="P17"><text:span text:style-name="T3"/></text:p>
        </draw:connector>
        <draw:connector draw:style-name="gr23" draw:text-style-name="P18" draw:layer="layout" svg:x1="5.14cm" svg:y1="6.7cm" svg:x2="4.326cm" svg:y2="9.5cm" draw:start-shape="id4" draw:start-glue-point="4" draw:end-shape="id5" svg:d="M5140 6700v1400h-814v1400" svg:viewBox="0 0 815 2801">
          <text:p text:style-name="P11"><text:span text:style-name="T3">Registers, <text:s text:c="9"/></text:span></text:p>
          <text:p text:style-name="P11"><text:span text:style-name="T7"><text:s/></text:span><text:span text:style-name="T3"><text:s text:c="5"/></text:span><text:span text:style-name="T3">Notifies</text:span></text:p>
        </draw:connector>
        <draw:custom-shape draw:style-name="gr24" draw:text-style-name="P13" draw:layer="layout" svg:width="4cm" svg:height="0.6cm" svg:x="7.4cm" svg:y="15.189cm">
          <text:p text:style-name="P11"><text:span text:style-name="T6">Local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" draw:id="id2" draw:layer="layout" svg:width="4cm" svg:height="0.6cm" svg:x="7.4cm" svg:y="16.189cm">
          <text:p text:style-name="P11"><text:span text:style-name="T6">Shared</text:span>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18cm" svg:y1="8.3cm" svg:x2="12.426cm" svg:y2="17.2cm">
          <text:p/>
        </draw:line>
        <draw:connector draw:style-name="gr26" draw:text-style-name="P21" draw:layer="layout" draw:line-skew="0.567cm" svg:x1="13.735cm" svg:y1="10.4cm" svg:x2="10.626cm" svg:y2="14.401cm" draw:start-shape="id7" draw:start-glue-point="6" draw:end-shape="id9" draw:end-glue-point="4" svg:d="M13735 10400v2550h-3109v1451" svg:viewBox="0 0 3110 4002">
          <text:p text:style-name="P20"><text:span text:style-name="T3"/></text:p>
          <text:p text:style-name="P20"><text:span text:style-name="T3"><text:s text:c="20"/></text:span></text:p>
          <text:p text:style-name="P20"><text:span text:style-name="T3"><text:s text:c="20"/></text:span><text:span text:style-name="T3">Writes on demand</text:span></text:p>
        </draw:connector>
        <draw:connector draw:style-name="gr27" draw:text-style-name="P21" draw:layer="layout" draw:line-skew="0.15cm" svg:x1="7.938cm" svg:y1="6.7cm" svg:x2="13.876cm" svg:y2="8.5cm" draw:start-shape="id4" draw:start-glue-point="5" draw:end-shape="id7" draw:end-glue-point="5" svg:d="M7938 6700v1050h5938v750" svg:viewBox="0 0 5939 1801">
          <text:p text:style-name="P20"><text:span text:style-name="T3"/></text:p>
          <text:p text:style-name="P20"><text:span text:style-name="T3"><text:s text:c="45"/></text:span><text:span text:style-name="T3">Provides,</text:span></text:p>
          <text:p text:style-name="P20"><text:span text:style-name="T3"><text:s text:c="45"/></text:span><text:span text:style-name="T3">Calls</text:span></text:p>
        </draw:connector>
        <draw:connector draw:style-name="gr27" draw:text-style-name="P21" draw:layer="layout" svg:x1="13.399cm" svg:y1="2.1cm" svg:x2="15.434cm" svg:y2="8.5cm" draw:start-shape="id8" draw:start-glue-point="5" draw:end-shape="id7" draw:end-glue-point="4" svg:d="M13399 2100v3200h2035v3200" svg:viewBox="0 0 2036 6401">
          <text:p text:style-name="P20"><text:span text:style-name="T3"><text:s text:c="24"/></text:span><text:span text:style-name="T3">Provides,</text:span></text:p>
          <text:p text:style-name="P20"><text:span text:style-name="T3"><text:s text:c="23"/></text:span><text:span text:style-name="T3">Call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81cm" fo:margin-left="0.026cm" fo:margin-right="0.64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6-05-26T01:47:59.408060130</meta:creation-date>
    <dc:date>2016-08-03T20:07:12.142159456</dc:date>
    <dc:creator>Frederik Zwilling</dc:creator>
    <meta:editing-duration>PT2H22M25S</meta:editing-duration>
    <meta:editing-cycles>18</meta:editing-cycles>
    <meta:generator>LibreOffice/5.0.6.2$Linux_X86_64 LibreOffice_project/00$Build-2</meta:generator>
    <meta:document-statistic meta:object-count="39"/>
  </office:meta>
</office:document-meta>
</file>